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06ba9"/>
    </style:style>
    <style:style style:name="P2" style:family="paragraph" style:parent-style-name="Standard">
      <style:text-properties officeooo:paragraph-rsid="00124270"/>
    </style:style>
    <style:style style:name="T1" style:family="text">
      <style:text-properties officeooo:rsid="001242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d an original discussion simply about your experience playing and hearing what LIMBO has to offer. Were you surprised by the sound design, or did you miss the use of a soundtrack? Is LIMBO a "game that doesn't sound like a game," or can you see what the developers meant by sounds "without identity," "brutal realism" or even "a kind of schizophrenia?"</text:p>
      <text:p text:style-name="P1"/>
      <text:p text:style-name="P1"/>
      <text:p text:style-name="P1"><text:tab/><text:span text:style-name="T1">Personally, I’m not drawn to the 2d platformer style of games in general. Despite this bias, Limbo was an exceptional experience, driven mostly by it’s simplicity and excellent sound. Each level or area had a slightly different selection of atmospheric sounds that kept in line with dark, haunted tone of the game. The characters movement and action sounds were also excellent, feeling very organic and added a surprising amount of realism to a game that has a very simple and almost abstract art style.</text:span></text:p>
      <text:p text:style-name="P1"/>
      <text:p text:style-name="P2"><text:tab/><text:span text:style-name="T1">I think the choice omit a typical soundtrack was an excellent choice, and that the game wouldn’t be what is if they had chosen to add a soundtrack. The relative silence of the game allows the players to be alone with their thoughts; to fill in the void left behind with their own subconscious and imagination.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8T15:36:59.738000000</meta:creation-date>
    <dc:date>2020-12-28T15:44:07.785000000</dc:date>
    <meta:editing-duration>PT7M7S</meta:editing-duration>
    <meta:editing-cycles>2</meta:editing-cycles>
    <meta:generator>LibreOffice/7.0.4.2$Windows_X86_64 LibreOffice_project/dcf040e67528d9187c66b2379df5ea4407429775</meta:generator>
    <meta:document-statistic meta:table-count="0" meta:image-count="0" meta:object-count="0" meta:page-count="1" meta:paragraph-count="3" meta:word-count="202" meta:character-count="1170" meta:non-whitespace-character-count="968"/>
  </office:meta>
</office:document-meta>
</file>